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.99mm"/>
    </style:style>
    <style:style style:name="co4" style:family="table-column">
      <style:table-column-properties fo:break-before="auto" style:column-width="41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404040"/>
      <style:text-properties fo:color="#c0c0c0"/>
    </style:style>
    <style:style style:name="ce2" style:family="table-cell" style:parent-style-name="Default" style:data-style-name="N100">
      <style:table-cell-properties fo:background-color="#808080"/>
      <style:text-properties fo:color="#ffffff"/>
    </style:style>
    <style:style style:name="ce3" style:family="table-cell" style:parent-style-name="Default">
      <style:table-cell-properties fo:background-color="#808080"/>
      <style:text-properties fo:color="#ffffff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404040"/>
      <style:text-properties fo:color="#ffffff"/>
    </style:style>
  </office:automatic-styles>
  <office:body>
    <office:spreadsheet>
      <table:calculation-settings table:automatic-find-labels="false"/>
      <table:table table:name="paramete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numberInt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4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4</text:p>
          </table:table-cell>
          <table:table-cell table:number-columns-repeated="2"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5</text:p>
          </table:table-cell>
          <table:table-cell table:number-columns-repeated="2"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6</text:p>
          </table:table-cell>
          <table:table-cell table:number-columns-repeated="2"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7</text:p>
          </table:table-cell>
          <table:table-cell table:number-columns-repeated="2" office:value-type="string" calcext:value-type="string">
            <text:p>velY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8</text:p>
          </table:table-cell>
          <table:table-cell table:number-columns-repeated="2"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9</text:p>
          </table:table-cell>
          <table:table-cell table:number-columns-repeated="2"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leverXNeutral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table:number-columns-repeated="2" office:value-type="string" calcext:value-type="string">
            <text:p>leverXIdol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2</text:p>
          </table:table-cell>
          <table:table-cell table:number-columns-repeated="2"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3</text:p>
          </table:table-cell>
          <table:table-cell table:number-columns-repeated="2" office:value-type="string" calcext:value-type="string">
            <text:p>leverYNeutral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4</text:p>
          </table:table-cell>
          <table:table-cell table:number-columns-repeated="2" office:value-type="string" calcext:value-type="string">
            <text:p>leverYIdol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5</text:p>
          </table:table-cell>
          <table:table-cell table:number-columns-repeated="2" office:value-type="string" calcext:value-type="string">
            <text:p>damageL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6</text:p>
          </table:table-cell>
          <table:table-cell table:number-columns-repeated="2" office:value-type="string" calcext:value-type="string">
            <text:p>damageM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7</text:p>
          </table:table-cell>
          <table:table-cell table:number-columns-repeated="2" office:value-type="string" calcext:value-type="string">
            <text:p>damageH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9</text:p>
          </table:table-cell>
          <table:table-cell table:number-columns-repeated="2" office:value-type="string" calcext:value-type="string">
            <text:p>giveup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0</text:p>
          </table:table-cell>
          <table:table-cell table:number-columns-repeated="2"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1</text:p>
          </table:table-cell>
          <table:table-cell table:number-columns-repeated="2" office:value-type="string" calcext:value-type="string">
            <text:p>actioni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table:number-columns-repeated="2" office:value-type="string" calcext:value-type="string">
            <text:p>jmove0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3</text:p>
          </table:table-cell>
          <table:table-cell table:number-columns-repeated="2" office:value-type="string" calcext:value-type="string">
            <text:p>crouch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4</text:p>
          </table:table-cell>
          <table:table-cell table:number-columns-repeated="2"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5</text:p>
          </table:table-cell>
          <table:table-cell table:number-columns-repeated="2" office:value-type="string" calcext:value-type="string">
            <text:p>moveXForward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6</text:p>
          </table:table-cell>
          <table:table-cell table:number-columns-repeated="2"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7</text:p>
          </table:table-cell>
          <table:table-cell table:number-columns-repeated="2"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8</text:p>
          </table:table-cell>
          <table:table-cell table:number-columns-repeated="2"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2"/>
        </table:table-row>
      </table:table>
      <table:table table:name="parameter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umberBool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umberFloat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umber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lay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</text:p>
          </table:table-cell>
          <table:table-cell office:value-type="string" calcext:value-type="string">
            <text:p>defaultWeight</text:p>
          </table:table-cell>
          <table:table-cell/>
          <table:table-cell office:value-type="string" calcext:value-type="string">
            <text:p>iKPass</text:p>
          </table:table-cell>
          <table:table-cell/>
          <table:table-cell office:value-type="string" calcext:value-type="string">
            <text:p>syncedLayerAffectsTiming</text:p>
          </table:table-cell>
          <table:table-cell/>
          <table:table-cell office:value-type="string" calcext:value-type="string">
            <text:p>syncedLayerIndex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3" office:value-type="string" calcext:value-type="string">
            <text:p>Base Layer</text:p>
          </table:table-cell>
          <table:table-cell table:style-name="ce4" office:value-type="string" calcext:value-type="string">
            <text:p>0</text:p>
          </table:table-cell>
          <table:table-cell/>
          <table:table-cell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layer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vatarMask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blendingMod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Machin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parentPa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.0</text:p>
          </table:table-cell>
          <table:table-cell table:style-name="ce3" office:value-type="string" calcext:value-type="string">
            <text:p>Base Layer.</text:p>
          </table:table-cell>
          <table:table-cell table:style-name="ce3" office:value-type="string" calcext:value-type="string">
            <text:p>Base Layer</text:p>
          </table:table-cell>
          <table:table-cell table:style-name="ce3" office:value-type="string" calcext:value-type="string">
            <text:p>Base Layer.Base Layer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1.1</text:p>
          </table:table-cell>
          <table:table-cell table:style-name="ce3" office:value-type="string" calcext:value-type="string">
            <text:p>Base Layer.JMove.</text:p>
          </table:table-cell>
          <table:table-cell table:style-name="ce3" office:value-type="string" calcext:value-type="string">
            <text:p>JMove</text:p>
          </table:table-cell>
          <table:table-cell table:style-name="ce3" office:value-type="string" calcext:value-type="string">
            <text:p>Base Layer.JMove.JMov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6"/>
        </table:table-row>
      </table:table>
      <table:table table:name="stateMachine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StateTransition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behaviour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efaultStat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entryTransition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s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state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parentPa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cycleOffset</text:p>
          </table:table-cell>
          <table:table-cell/>
          <table:table-cell table:style-name="ce1" office:value-type="string" calcext:value-type="string">
            <text:p>cycleOffsetParameter</text:p>
          </table:table-cell>
          <table:table-cell table:number-columns-repeated="2"/>
          <table:table-cell table:style-name="ce1" office:value-type="string" calcext:value-type="string">
            <text:p>iKOnFeet</text:p>
          </table:table-cell>
          <table:table-cell/>
          <table:table-cell table:style-name="ce1" office:value-type="string" calcext:value-type="string">
            <text:p>mirror</text:p>
          </table:table-cell>
          <table:table-cell/>
          <table:table-cell table:style-name="ce1" office:value-type="string" calcext:value-type="string">
            <text:p>mirrorParameter</text:p>
          </table:table-cell>
          <table:table-cell table:number-columns-repeated="2"/>
          <table:table-cell table:style-name="ce1" office:value-type="string" calcext:value-type="string">
            <text:p>mirrorParameterActive</text:p>
          </table:table-cell>
          <table:table-cell/>
          <table:table-cell table:style-name="ce1" office:value-type="string" calcext:value-type="string">
            <text:p>speed</text:p>
          </table:table-cell>
          <table:table-cell/>
          <table:table-cell table:style-name="ce1" office:value-type="string" calcext:value-type="string">
            <text:p>speedParameter</text:p>
          </table:table-cell>
          <table:table-cell table:number-columns-repeated="2"/>
          <table:table-cell table:style-name="ce1" office:value-type="string" calcext:value-type="string">
            <text:p>speedParameterActive</text:p>
          </table:table-cell>
          <table:table-cell/>
          <table:table-cell table:style-name="ce1" office:value-type="string" calcext:value-type="string">
            <text:p>tag</text:p>
          </table:table-cell>
          <table:table-cell table:number-columns-repeated="2"/>
          <table:table-cell table:style-name="ce1" office:value-type="string" calcext:value-type="string">
            <text:p>writeDefaultValues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style-name="ce2" office:value-type="string" calcext:value-type="string">
            <text:p>1.1.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Base Layer.S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4629" calcext:value-type="float">
            <text:p>4629</text:p>
          </table:table-cell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1.1.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Base Layer.S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style-name="ce2" office:value-type="string" calcext:value-type="string">
            <text:p>1.1.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Base Layer.S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style-name="ce2" office:value-type="string" calcext:value-type="string">
            <text:p>1.1.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Base Layer.S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style-name="ce2" office:value-type="string" calcext:value-type="string">
            <text:p>1.1.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Base Layer.S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style-name="ce2" office:value-type="string" calcext:value-type="string">
            <text:p>1.1.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Base Layer.S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1.1.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Base Layer.D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1.1.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Base Layer.OBackste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1.1.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Base Layer.S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style-name="ce2" office:value-type="string" calcext:value-type="string">
            <text:p>1.1.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Base Layer.S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style-name="ce2" office:value-type="string" calcext:value-type="string">
            <text:p>1.1.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Base Layer.S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style-name="ce2" office:value-type="string" calcext:value-type="string">
            <text:p>1.1.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Base Layer.ODown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style-name="ce2" office:value-type="string" calcext:value-type="string">
            <text:p>1.1.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Base Layer.OStandu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style-name="ce2" office:value-type="string" calcext:value-type="string">
            <text:p>1.1.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Base Layer.OGiveu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2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1.1.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Base Layer.ODown_S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style-name="ce2" office:value-type="string" calcext:value-type="string">
            <text:p>1.1.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Base Layer.S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style-name="ce2" office:value-type="string" calcext:value-type="string">
            <text:p>1.1.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Base Layer.S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7.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1.1.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Base Layer.S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style-name="ce2" office:value-type="string" calcext:value-type="string">
            <text:p>1.1.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Base Layer.S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style-name="ce2" office:value-type="string" calcext:value-type="string">
            <text:p>1.1.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Base Layer.J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style-name="ce2" office:value-type="string" calcext:value-type="string">
            <text:p>1.1.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Base Layer.J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style-name="ce2" office:value-type="string" calcext:value-type="string">
            <text:p>1.1.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Base Layer.J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style-name="ce2" office:value-type="string" calcext:value-type="string">
            <text:p>1.1.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Base Layer.J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1.1.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Base Layer.J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style-name="ce2" office:value-type="string" calcext:value-type="string">
            <text:p>1.1.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Base Layer.J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style-name="ce2" office:value-type="string" calcext:value-type="string">
            <text:p>1.1.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Base Layer.J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style-name="ce2" office:value-type="string" calcext:value-type="string">
            <text:p>1.1.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Base Layer.J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style-name="ce2" office:value-type="string" calcext:value-type="string">
            <text:p>1.1.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Base Layer.J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style-name="ce2" office:value-type="string" calcext:value-type="string">
            <text:p>1.1.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Base Layer.J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style-name="ce2" office:value-type="string" calcext:value-type="string">
            <text:p>1.1.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Base Layer.J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style-name="ce2" office:value-type="string" calcext:value-type="string">
            <text:p>1.1.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Base Layer.J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Base Layer.D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Base Layer.D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Base Layer.D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Base Layer.D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Base Layer.D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Base Layer.D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Base Layer.D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Base Layer.D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Base Layer.D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Base Layer.D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Base Layer.D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Base Layer.D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Base Layer.CWait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Base Layer.C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Base Layer.C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Base Layer.C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Base Layer.C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Base Layer.C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Base Layer.C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Base Layer.C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Base Layer.C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Base Layer.C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Base Layer.C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Base Layer.C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Base Layer.C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Base Layer.C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2.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Base Layer.JMove.JMove0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2.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Base Layer.JMove.JMove1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2.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2.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2.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Base Layer.JMove.JMove4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7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</table:table-row>
      </table:table>
      <table:table table:name="state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tion_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transitions" table:style-name="ta1">
        <table:table-column table:style-name="co1" table:number-columns-repeated="4" table:default-cell-style-name="ce2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stateNum</text:p>
          </table:table-cell>
          <table:table-cell table:style-name="ce1" office:value-type="string" calcext:value-type="string">
            <text:p>transition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canTransitionToSelf</text:p>
          </table:table-cell>
          <table:table-cell/>
          <table:table-cell table:style-name="ce1" office:value-type="string" calcext:value-type="string">
            <text:p>duration</text:p>
          </table:table-cell>
          <table:table-cell/>
          <table:table-cell table:style-name="ce1" office:value-type="string" calcext:value-type="string">
            <text:p>exitTime</text:p>
          </table:table-cell>
          <table:table-cell/>
          <table:table-cell table:style-name="ce1" office:value-type="string" calcext:value-type="string">
            <text:p>hasExitTime</text:p>
          </table:table-cell>
          <table:table-cell/>
          <table:table-cell table:style-name="ce1" office:value-type="string" calcext:value-type="string">
            <text:p>hasFixedDuration</text:p>
          </table:table-cell>
          <table:table-cell/>
          <table:table-cell table:style-name="ce1" office:value-type="string" calcext:value-type="string">
            <text:p>isExit</text:p>
          </table:table-cell>
          <table:table-cell/>
          <table:table-cell table:style-name="ce1" office:value-type="string" calcext:value-type="string">
            <text:p>mute</text:p>
          </table:table-cell>
          <table:table-cell/>
          <table:table-cell table:style-name="ce1" office:value-type="string" calcext:value-type="string">
            <text:p>offset</text:p>
          </table:table-cell>
          <table:table-cell/>
          <table:table-cell table:style-name="ce1" office:value-type="string" calcext:value-type="string">
            <text:p>orderedInterruption</text:p>
          </table:table-cell>
          <table:table-cell/>
          <table:table-cell table:style-name="ce1" office:value-type="string" calcext:value-type="string">
            <text:p>solo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6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1.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.1.1.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1.1.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.1.1.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.1.1.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1.1.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1.1.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1.1.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1.1.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1.1.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.1.1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1.2.1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.2.1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1.3.1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1.3.1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1.4.1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1.4.1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1.5.1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1.5.1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1.6.1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1.6.2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.1.7.2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1.7.2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1.8.2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.1.8.2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.1.8.2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.1.8.2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.1.8.2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.1.8.2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.1.8.2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1.10.3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1.11.3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12.3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13.3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14.3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15.3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16.3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17.3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17.3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17.3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17.4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17.4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17.4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17.4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17.4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17.4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18.4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21.4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21.4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21.4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22.5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22.5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22.5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23.5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23.5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23.5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24.5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24.5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1.24.5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1.25.5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1.25.6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1.25.6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1.26.6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.1.26.6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.1.26.6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.1.27.6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1.1.27.6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.1.30.6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.1.31.6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.1.32.6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.1.33.7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1.1.33.7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.1.34.7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1.1.34.7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.1.35.7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.1.35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.1.36.7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.1.36.7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.1.37.7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.1.37.7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.1.38.8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.1.38.8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.1.39.8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.1.42.8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.1.43.8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.1.44.8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1.1.45.8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.1.45.8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.1.45.8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.1.45.8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.1.45.9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.1.45.9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.1.45.9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1.1.45.9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.1.45.9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.1.46.9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.1.46.9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.1.46.9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.1.46.9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.1.46.9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.1.46.10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.1.46.10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.1.46.10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.1.46.10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.1.47.10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.1.47.10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.1.48.10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.1.48.10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.1.49.10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.1.49.10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.1.50.11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.1.50.11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.1.51.11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.1.51.11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.1.52.11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.1.52.11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.1.53.11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.1.56.11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.1.57.11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.1.58.11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.2.59.12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.2.60.12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.2.60.12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.2.60.12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.2.60.12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.2.60.12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.2.60.12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.2.60.12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.2.60.12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.2.61.12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.2.61.13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.2.61.13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.2.61.13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.2.61.13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.2.61.13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.2.61.13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.2.61.13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.2.61.13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2.62.13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.2.62.13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.2.62.14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.2.62.14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.2.62.14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.2.62.14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.2.62.14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.2.62.14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.2.62.14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.2.63.14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transition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stinationState_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estinationState_nameHash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estinationStateMachine_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interruptionSourc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conditions" table:style-name="ta1">
        <table:table-column table:style-name="co1" table:number-columns-repeated="5" table:default-cell-style-name="ce2"/>
        <table:table-column table:style-name="co2" table:number-columns-repeated="2" table:default-cell-style-name="ce3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stateNum</text:p>
          </table:table-cell>
          <table:table-cell table:style-name="ce1" office:value-type="string" calcext:value-type="string">
            <text:p>transitionNum</text:p>
          </table:table-cell>
          <table:table-cell table:style-name="ce1" office:value-type="string" calcext:value-type="string">
            <text:p>condition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parameter</text:p>
          </table:table-cell>
          <table:table-cell table:number-columns-repeated="2"/>
          <table:table-cell table:style-name="ce1" office:value-type="string" calcext:value-type="string">
            <text:p>threshold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1.1.0</text:p>
          </table:table-cell>
          <table:table-cell/>
          <table:table-cell office:value-type="string" calcext:value-type="string">
            <text:p>giveu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1.1.2.1</text:p>
          </table:table-cell>
          <table:table-cell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1.1.3.2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1.1.1.3.3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1.1.1.4.4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1.1.4.5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1.1.5.6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1.1.5.7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1.1.6.8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1.1.6.9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.1.7.10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1.1.7.11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.1.8.12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1.1.8.13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1.1.9.14</text:p>
          </table:table-cell>
          <table:table-cell/>
          <table:table-cell office:value-type="string" calcext:value-type="string">
            <text:p>crouch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1.1.10.15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1.1.11.1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1.2.13.1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1.3.15.18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1.4.17.1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1.5.19.2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1.1.6.21.2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1.7.23.22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1.8.24.23</text:p>
          </table:table-cell>
          <table:table-cell/>
          <table:table-cell office:value-type="string" calcext:value-type="string">
            <text:p>actioning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.1.17.38.24</text:p>
          </table:table-cell>
          <table:table-cell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.1.17.39.25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.1.17.40.26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.1.17.41.27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.1.17.42.28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.1.17.43.29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1.17.44.30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1.17.45.31</text:p>
          </table:table-cell>
          <table:table-cell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17.46.32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18.47.33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21.49.34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21.50.3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22.52.36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22.53.3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23.55.38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23.56.3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24.58.40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24.59.4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25.61.42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25.62.43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26.64.44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26.65.4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27.66.46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27.67.4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45.87.48</text:p>
          </table:table-cell>
          <table:table-cell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45.88.49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45.89.50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45.90.51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45.91.52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45.92.5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45.93.54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45.94.55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45.95.5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46.96.57</text:p>
          </table:table-cell>
          <table:table-cell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1.46.97.58</text:p>
          </table:table-cell>
          <table:table-cell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1.46.98.59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1.46.99.60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1.46.100.61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1.46.101.62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.1.46.102.63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.1.46.103.64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.1.46.104.6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1.1.47.106.6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.1.48.108.6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.1.49.110.68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.1.50.112.6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.1.51.114.7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1.1.52.116.7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.1.53.117.72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1.2.60.122.73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.2.60.123.74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.2.60.124.75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.2.60.125.76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.2.60.126.77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.2.60.127.78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.2.60.128.79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.2.60.129.8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.2.61.131.81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.2.61.132.82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.2.61.133.8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.2.61.134.84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.2.61.135.85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1.2.61.136.86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.2.61.137.8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.2.61.138.88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.2.61.138.89</text:p>
          </table:table-cell>
          <table:table-cell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.2.62.139.90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.2.62.140.91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.2.62.141.92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1.2.62.142.9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.2.62.143.94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.2.62.144.95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.2.62.145.96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.2.62.146.9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.2.62.147.98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.2.62.147.99</text:p>
          </table:table-cell>
          <table:table-cell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number-columns-repeated="2"/>
        </table:table-row>
      </table:table>
      <table:table table:name="condition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positions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stateNum</text:p>
          </table:table-cell>
          <table:table-cell table:style-name="ce1" office:value-type="string" calcext:value-type="string">
            <text:p>transitionNum</text:p>
          </table:table-cell>
          <table:table-cell table:style-name="ce1" office:value-type="string" calcext:value-type="string">
            <text:p>conditionNum</text:p>
          </table:table-cell>
          <table:table-cell table:style-name="ce1" office:value-type="string" calcext:value-type="string">
            <text:p>proertyName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normalizedX</text:p>
          </table:table-cell>
          <table:table-cell/>
          <table:table-cell table:style-name="ce1" office:value-type="string" calcext:value-type="string">
            <text:p>normalizedY</text:p>
          </table:table-cell>
          <table:table-cell/>
          <table:table-cell table:style-name="ce1" office:value-type="string" calcext:value-type="string">
            <text:p>normalizedZ</text:p>
          </table:table-cell>
          <table:table-cell/>
          <table:table-cell table:style-name="ce1" office:value-type="string" calcext:value-type="string">
            <text:p>sqrMagnitude</text:p>
          </table:table-cell>
          <table:table-cell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z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8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1.0.-1.-1.-1.anyStatePosition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96576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1.0.-1.-1.-1.entry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-2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760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-2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1.0.-1.-1.-1.exitPosition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680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1.0.-1.-1.-1.parentStateMachinePosition</text:p>
          </table:table-cell>
          <table:table-cell/>
          <table:table-cell office:value-type="string" calcext:value-type="string">
            <text:p>800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40400</text:p>
          </table:table-cell>
          <table:table-cell/>
          <table:table-cell office:value-type="string" calcext:value-type="string">
            <text:p>800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0.-1.-1.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5920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.-1.-1.position</text:p>
          </table:table-cell>
          <table:table-cell/>
          <table:table-cell office:value-type="string" calcext:value-type="string">
            <text:p>2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4032</text:p>
          </table:table-cell>
          <table:table-cell/>
          <table:table-cell office:value-type="string" calcext:value-type="string">
            <text:p>2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.-1.-1.position</text:p>
          </table:table-cell>
          <table:table-cell/>
          <table:table-cell office:value-type="string" calcext:value-type="string">
            <text:p>2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7840</text:p>
          </table:table-cell>
          <table:table-cell/>
          <table:table-cell office:value-type="string" calcext:value-type="string">
            <text:p>2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.-1.-1.position</text:p>
          </table:table-cell>
          <table:table-cell/>
          <table:table-cell office:value-type="string" calcext:value-type="string">
            <text:p>2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6544</text:p>
          </table:table-cell>
          <table:table-cell/>
          <table:table-cell office:value-type="string" calcext:value-type="string">
            <text:p>2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.-1.-1.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144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.-1.-1.position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640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6.-1.-1.position</text:p>
          </table:table-cell>
          <table:table-cell/>
          <table:table-cell office:value-type="string" calcext:value-type="string">
            <text:p>3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12032</text:p>
          </table:table-cell>
          <table:table-cell/>
          <table:table-cell office:value-type="string" calcext:value-type="string">
            <text:p>3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7.-1.-1.position</text:p>
          </table:table-cell>
          <table:table-cell/>
          <table:table-cell office:value-type="string" calcext:value-type="string">
            <text:p>912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95248</text:p>
          </table:table-cell>
          <table:table-cell/>
          <table:table-cell office:value-type="string" calcext:value-type="string">
            <text:p>912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8.-1.-1.position</text:p>
          </table:table-cell>
          <table:table-cell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34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34000</text:p>
          </table:table-cell>
          <table:table-cell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34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9.-1.-1.position</text:p>
          </table:table-cell>
          <table:table-cell/>
          <table:table-cell office:value-type="string" calcext:value-type="string">
            <text:p>-52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54960</text:p>
          </table:table-cell>
          <table:table-cell/>
          <table:table-cell office:value-type="string" calcext:value-type="string">
            <text:p>-52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0.-1.-1.position</text:p>
          </table:table-cell>
          <table:table-cell/>
          <table:table-cell office:value-type="string" calcext:value-type="string">
            <text:p>-51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152</text:p>
          </table:table-cell>
          <table:table-cell/>
          <table:table-cell office:value-type="string" calcext:value-type="string">
            <text:p>-51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1.-1.-1.position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38256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2.-1.-1.position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173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3.-1.-1.position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72832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4.-1.-1.position</text:p>
          </table:table-cell>
          <table:table-cell/>
          <table:table-cell office:value-type="string" calcext:value-type="string">
            <text:p>-228</text:p>
          </table:table-cell>
          <table:table-cell/>
          <table:table-cell office:value-type="string" calcext:value-type="string">
            <text:p>37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90368</text:p>
          </table:table-cell>
          <table:table-cell/>
          <table:table-cell office:value-type="string" calcext:value-type="string">
            <text:p>-228</text:p>
          </table:table-cell>
          <table:table-cell/>
          <table:table-cell office:value-type="string" calcext:value-type="string">
            <text:p>37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5.-1.-1.position</text:p>
          </table:table-cell>
          <table:table-cell/>
          <table:table-cell office:value-type="string" calcext:value-type="string">
            <text:p>-348</text:p>
          </table:table-cell>
          <table:table-cell/>
          <table:table-cell office:value-type="string" calcext:value-type="string">
            <text:p>5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66848</text:p>
          </table:table-cell>
          <table:table-cell/>
          <table:table-cell office:value-type="string" calcext:value-type="string">
            <text:p>-348</text:p>
          </table:table-cell>
          <table:table-cell/>
          <table:table-cell office:value-type="string" calcext:value-type="string">
            <text:p>5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6.-1.-1.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1840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7.-1.-1.position</text:p>
          </table:table-cell>
          <table:table-cell/>
          <table:table-cell office:value-type="string" calcext:value-type="string">
            <text:p>1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9760</text:p>
          </table:table-cell>
          <table:table-cell/>
          <table:table-cell office:value-type="string" calcext:value-type="string">
            <text:p>1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8.-1.-1.position</text:p>
          </table:table-cell>
          <table:table-cell/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4560</text:p>
          </table:table-cell>
          <table:table-cell/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9.-1.-1.position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4256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0.-1.-1.position</text:p>
          </table:table-cell>
          <table:table-cell/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8752</text:p>
          </table:table-cell>
          <table:table-cell/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1.-1.-1.position</text:p>
          </table:table-cell>
          <table:table-cell/>
          <table:table-cell office:value-type="string" calcext:value-type="string">
            <text:p>708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12928</text:p>
          </table:table-cell>
          <table:table-cell/>
          <table:table-cell office:value-type="string" calcext:value-type="string">
            <text:p>708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2.-1.-1.position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22000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3.-1.-1.position</text:p>
          </table:table-cell>
          <table:table-cell/>
          <table:table-cell office:value-type="string" calcext:value-type="string">
            <text:p>732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35968</text:p>
          </table:table-cell>
          <table:table-cell/>
          <table:table-cell office:value-type="string" calcext:value-type="string">
            <text:p>732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4.-1.-1.position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54832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5.-1.-1.position</text:p>
          </table:table-cell>
          <table:table-cell/>
          <table:table-cell office:value-type="string" calcext:value-type="string">
            <text:p>756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78592</text:p>
          </table:table-cell>
          <table:table-cell/>
          <table:table-cell office:value-type="string" calcext:value-type="string">
            <text:p>756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6.-1.-1.position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17392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7.-1.-1.position</text:p>
          </table:table-cell>
          <table:table-cell/>
          <table:table-cell office:value-type="string" calcext:value-type="string">
            <text:p>648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2848</text:p>
          </table:table-cell>
          <table:table-cell/>
          <table:table-cell office:value-type="string" calcext:value-type="string">
            <text:p>648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8.-1.-1.position</text:p>
          </table:table-cell>
          <table:table-cell/>
          <table:table-cell office:value-type="string" calcext:value-type="string">
            <text:p>660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93200</text:p>
          </table:table-cell>
          <table:table-cell/>
          <table:table-cell office:value-type="string" calcext:value-type="string">
            <text:p>660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9.-1.-1.position</text:p>
          </table:table-cell>
          <table:table-cell/>
          <table:table-cell office:value-type="string" calcext:value-type="string">
            <text:p>-75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84432</text:p>
          </table:table-cell>
          <table:table-cell/>
          <table:table-cell office:value-type="string" calcext:value-type="string">
            <text:p>-75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0.-1.-1.position</text:p>
          </table:table-cell>
          <table:table-cell/>
          <table:table-cell office:value-type="string" calcext:value-type="string">
            <text:p>-76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6000</text:p>
          </table:table-cell>
          <table:table-cell/>
          <table:table-cell office:value-type="string" calcext:value-type="string">
            <text:p>-76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1.-1.-1.position</text:p>
          </table:table-cell>
          <table:table-cell/>
          <table:table-cell office:value-type="string" calcext:value-type="string">
            <text:p>-78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55056</text:p>
          </table:table-cell>
          <table:table-cell/>
          <table:table-cell office:value-type="string" calcext:value-type="string">
            <text:p>-78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2.-1.-1.position</text:p>
          </table:table-cell>
          <table:table-cell/>
          <table:table-cell office:value-type="string" calcext:value-type="string">
            <text:p>11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79232</text:p>
          </table:table-cell>
          <table:table-cell/>
          <table:table-cell office:value-type="string" calcext:value-type="string">
            <text:p>11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3.-1.-1.position</text:p>
          </table:table-cell>
          <table:table-cell/>
          <table:table-cell office:value-type="string" calcext:value-type="string">
            <text:p>11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94640</text:p>
          </table:table-cell>
          <table:table-cell/>
          <table:table-cell office:value-type="string" calcext:value-type="string">
            <text:p>11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4.-1.-1.position</text:p>
          </table:table-cell>
          <table:table-cell/>
          <table:table-cell office:value-type="string" calcext:value-type="string">
            <text:p>11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14944</text:p>
          </table:table-cell>
          <table:table-cell/>
          <table:table-cell office:value-type="string" calcext:value-type="string">
            <text:p>11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5.-1.-1.position</text:p>
          </table:table-cell>
          <table:table-cell/>
          <table:table-cell office:value-type="string" calcext:value-type="string">
            <text:p>12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40144</text:p>
          </table:table-cell>
          <table:table-cell/>
          <table:table-cell office:value-type="string" calcext:value-type="string">
            <text:p>12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6.-1.-1.position</text:p>
          </table:table-cell>
          <table:table-cell/>
          <table:table-cell office:value-type="string" calcext:value-type="string">
            <text:p>12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70240</text:p>
          </table:table-cell>
          <table:table-cell/>
          <table:table-cell office:value-type="string" calcext:value-type="string">
            <text:p>12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7.-1.-1.position</text:p>
          </table:table-cell>
          <table:table-cell/>
          <table:table-cell office:value-type="string" calcext:value-type="string">
            <text:p>12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505232</text:p>
          </table:table-cell>
          <table:table-cell/>
          <table:table-cell office:value-type="string" calcext:value-type="string">
            <text:p>12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8.-1.-1.position</text:p>
          </table:table-cell>
          <table:table-cell/>
          <table:table-cell office:value-type="string" calcext:value-type="string">
            <text:p>10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05360</text:p>
          </table:table-cell>
          <table:table-cell/>
          <table:table-cell office:value-type="string" calcext:value-type="string">
            <text:p>10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9.-1.-1.position</text:p>
          </table:table-cell>
          <table:table-cell/>
          <table:table-cell office:value-type="string" calcext:value-type="string">
            <text:p>11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01760</text:p>
          </table:table-cell>
          <table:table-cell/>
          <table:table-cell office:value-type="string" calcext:value-type="string">
            <text:p>11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0.-1.-1.position</text:p>
          </table:table-cell>
          <table:table-cell/>
          <table:table-cell office:value-type="string" calcext:value-type="string">
            <text:p>11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03056</text:p>
          </table:table-cell>
          <table:table-cell/>
          <table:table-cell office:value-type="string" calcext:value-type="string">
            <text:p>11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1.-1.-1.position</text:p>
          </table:table-cell>
          <table:table-cell/>
          <table:table-cell office:value-type="string" calcext:value-type="string">
            <text:p>-99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104912</text:p>
          </table:table-cell>
          <table:table-cell/>
          <table:table-cell office:value-type="string" calcext:value-type="string">
            <text:p>-99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2.-1.-1.position</text:p>
          </table:table-cell>
          <table:table-cell/>
          <table:table-cell office:value-type="string" calcext:value-type="string">
            <text:p>-100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92240</text:p>
          </table:table-cell>
          <table:table-cell/>
          <table:table-cell office:value-type="string" calcext:value-type="string">
            <text:p>-100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3.-1.-1.position</text:p>
          </table:table-cell>
          <table:table-cell/>
          <table:table-cell office:value-type="string" calcext:value-type="string">
            <text:p>-102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87056</text:p>
          </table:table-cell>
          <table:table-cell/>
          <table:table-cell office:value-type="string" calcext:value-type="string">
            <text:p>-102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4.-1.-1.position</text:p>
          </table:table-cell>
          <table:table-cell/>
          <table:table-cell office:value-type="string" calcext:value-type="string">
            <text:p>1452</text:p>
          </table:table-cell>
          <table:table-cell/>
          <table:table-cell office:value-type="string" calcext:value-type="string">
            <text:p>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132640</text:p>
          </table:table-cell>
          <table:table-cell/>
          <table:table-cell office:value-type="string" calcext:value-type="string">
            <text:p>1452</text:p>
          </table:table-cell>
          <table:table-cell/>
          <table:table-cell office:value-type="string" calcext:value-type="string">
            <text:p>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5.-1.-1.position</text:p>
          </table:table-cell>
          <table:table-cell/>
          <table:table-cell office:value-type="string" calcext:value-type="string">
            <text:p>1464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206800</text:p>
          </table:table-cell>
          <table:table-cell/>
          <table:table-cell office:value-type="string" calcext:value-type="string">
            <text:p>1464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6.-1.-1.position</text:p>
          </table:table-cell>
          <table:table-cell/>
          <table:table-cell office:value-type="string" calcext:value-type="string">
            <text:p>1632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687760</text:p>
          </table:table-cell>
          <table:table-cell/>
          <table:table-cell office:value-type="string" calcext:value-type="string">
            <text:p>1632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7.-1.-1.position</text:p>
          </table:table-cell>
          <table:table-cell/>
          <table:table-cell office:value-type="string" calcext:value-type="string">
            <text:p>165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54000</text:p>
          </table:table-cell>
          <table:table-cell/>
          <table:table-cell office:value-type="string" calcext:value-type="string">
            <text:p>165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8.-1.-1.position</text:p>
          </table:table-cell>
          <table:table-cell/>
          <table:table-cell office:value-type="string" calcext:value-type="string">
            <text:p>168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826000</text:p>
          </table:table-cell>
          <table:table-cell/>
          <table:table-cell office:value-type="string" calcext:value-type="string">
            <text:p>168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9.-1.-1.position</text:p>
          </table:table-cell>
          <table:table-cell/>
          <table:table-cell office:value-type="string" calcext:value-type="string">
            <text:p>1704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903760</text:p>
          </table:table-cell>
          <table:table-cell/>
          <table:table-cell office:value-type="string" calcext:value-type="string">
            <text:p>1704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0.-1.-1.position</text:p>
          </table:table-cell>
          <table:table-cell/>
          <table:table-cell office:value-type="string" calcext:value-type="string">
            <text:p>1728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987280</text:p>
          </table:table-cell>
          <table:table-cell/>
          <table:table-cell office:value-type="string" calcext:value-type="string">
            <text:p>1728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1.-1.-1.position</text:p>
          </table:table-cell>
          <table:table-cell/>
          <table:table-cell office:value-type="string" calcext:value-type="string">
            <text:p>176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118752</text:p>
          </table:table-cell>
          <table:table-cell/>
          <table:table-cell office:value-type="string" calcext:value-type="string">
            <text:p>176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2.-1.-1.position</text:p>
          </table:table-cell>
          <table:table-cell/>
          <table:table-cell office:value-type="string" calcext:value-type="string">
            <text:p>157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584080</text:p>
          </table:table-cell>
          <table:table-cell/>
          <table:table-cell office:value-type="string" calcext:value-type="string">
            <text:p>157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3.-1.-1.position</text:p>
          </table:table-cell>
          <table:table-cell/>
          <table:table-cell office:value-type="string" calcext:value-type="string">
            <text:p>158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592000</text:p>
          </table:table-cell>
          <table:table-cell/>
          <table:table-cell office:value-type="string" calcext:value-type="string">
            <text:p>158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4.-1.-1.position</text:p>
          </table:table-cell>
          <table:table-cell/>
          <table:table-cell office:value-type="string" calcext:value-type="string">
            <text:p>159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604816</text:p>
          </table:table-cell>
          <table:table-cell/>
          <table:table-cell office:value-type="string" calcext:value-type="string">
            <text:p>159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5.-1.-1.position</text:p>
          </table:table-cell>
          <table:table-cell/>
          <table:table-cell office:value-type="string" calcext:value-type="string">
            <text:p>-12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640592</text:p>
          </table:table-cell>
          <table:table-cell/>
          <table:table-cell office:value-type="string" calcext:value-type="string">
            <text:p>-12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6.-1.-1.position</text:p>
          </table:table-cell>
          <table:table-cell/>
          <table:table-cell office:value-type="string" calcext:value-type="string">
            <text:p>-124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633680</text:p>
          </table:table-cell>
          <table:table-cell/>
          <table:table-cell office:value-type="string" calcext:value-type="string">
            <text:p>-124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7.-1.-1.position</text:p>
          </table:table-cell>
          <table:table-cell/>
          <table:table-cell office:value-type="string" calcext:value-type="string">
            <text:p>-126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634256</text:p>
          </table:table-cell>
          <table:table-cell/>
          <table:table-cell office:value-type="string" calcext:value-type="string">
            <text:p>-126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1.1.-1.-1.-1.anyState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1664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1.1.-1.-1.-1.entry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3600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1.1.-1.-1.-1.exitPosition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50800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1.1.-1.-1.-1.parentStateMachinePosition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53680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58.-1.-1.position</text:p>
          </table:table-cell>
          <table:table-cell/>
          <table:table-cell office:value-type="string" calcext:value-type="string">
            <text:p>4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30400</text:p>
          </table:table-cell>
          <table:table-cell/>
          <table:table-cell office:value-type="string" calcext:value-type="string">
            <text:p>4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59.-1.-1.position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8000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0.-1.-1.position</text:p>
          </table:table-cell>
          <table:table-cell/>
          <table:table-cell office:value-type="string" calcext:value-type="string">
            <text:p>360</text:p>
          </table:table-cell>
          <table:table-cell/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4000</text:p>
          </table:table-cell>
          <table:table-cell/>
          <table:table-cell office:value-type="string" calcext:value-type="string">
            <text:p>360</text:p>
          </table:table-cell>
          <table:table-cell/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1.-1.-1.position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9744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2.-1.-1.position</text:p>
          </table:table-cell>
          <table:table-cell/>
          <table:table-cell office:value-type="string" calcext:value-type="string">
            <text:p>528</text:p>
          </table:table-cell>
          <table:table-cell/>
          <table:table-cell office:value-type="string" calcext:value-type="string">
            <text:p>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36384</text:p>
          </table:table-cell>
          <table:table-cell/>
          <table:table-cell office:value-type="string" calcext:value-type="string">
            <text:p>528</text:p>
          </table:table-cell>
          <table:table-cell/>
          <table:table-cell office:value-type="string" calcext:value-type="string">
            <text:p>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position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proert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gnitud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ormalized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ormalized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ormalized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ormalized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qr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00/00/00</text:date>, <text:time style:data-style-name="N2" text:time-value="17:05:29.15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7:01:52.167000000</meta:creation-date>
    <dc:date>2017-02-03T17:08:43.315000000</dc:date>
    <meta:editing-duration>PT3M54S</meta:editing-duration>
    <meta:editing-cycles>2</meta:editing-cycles>
    <meta:generator>LibreOffice/5.2.5.1$Windows_x86 LibreOffice_project/0312e1a284a7d50ca85a365c316c7abbf20a4d22</meta:generator>
    <meta:document-statistic meta:table-count="14" meta:cell-count="5532" meta:object-count="0"/>
  </office:meta>
</office:document-meta>
</file>